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variant="normal" fo:text-transform="none" fo:color="#333333" style:font-name="Times New Roman" fo:letter-spacing="normal" fo:language="ru" fo:country="RU" fo:font-style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style:font-name="Times New Roman" fo:letter-spacing="normal" fo:language="ru" fo:country="RU" fo:font-style="normal"/>
    </style:style>
    <style:style style:name="T4" style:family="text">
      <style:text-properties fo:font-variant="normal" fo:text-transform="none" fo:color="#333333" style:font-name="Times New Roman" fo:letter-spacing="normal" fo:font-style="normal"/>
    </style:style>
    <style:style style:name="T5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T6" style:family="text">
      <style:text-properties fo:color="#000000" style:font-name="Times New Roman" fo:font-size="12pt" fo:font-weight="normal" fo:background-color="#ffffff" style:font-size-asian="12pt" style:font-size-complex="12pt"/>
    </style:style>
    <style:style style:name="T7" style:family="text">
      <style:text-properties fo:color="#000000" style:font-name="Consolas" fo:font-size="10.5pt" fo:font-weight="normal" fo:background-color="#ffffff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mmancimech (</text:span><text:span text:style-name="T5">immortal ancient mechanism)</text:span></text:p>
      <text:p text:style-name="Standard"/>
      <text:p text:style-name="Standard"><text:date style:data-style-name="N37" text:date-value="2024-02-24T11:28:29.23" text:fixed="true">24.02.24</text:date> - 24.02<text:span text:style-name="T1">м.2</text:span><text:span text:style-name="T2">4</text:span></text:p>
      <text:p text:style-name="P1">Сегодня великий день. Сегодня я начал разработку новой игры.</text:p>
      <text:p text:style-name="P1">Предыдущая почему то остановилась. Стала слишком сложной. Это происходит всегда.</text:p>
      <text:p text:style-name="P1"/>
      <text:p text:style-name="Standard"><text:span text:style-name="T1">Прежде всего не будет никаких модулей. И не будет </text:span><text:span text:style-name="T3">TypeScript.</text:span></text:p>
      <text:p text:style-name="P2">Для модулей нужен сервер. Это сразу усложняет игру на порядок. Пишешь код, потом пишешь под него обеспечение. Пока пишешь уже забываешь что вообще хотел.</text:p>
      <text:p text:style-name="P2"/>
      <text:p text:style-name="P1"><text:date style:data-style-name="N37" text:date-value="2024-07-27T20:01:00.18" text:fixed="true">27.07.24</text:date><text:span text:style-name="T2">-27.</text:span>07м.24</text:p>
      <text:p text:style-name="P1">Переписал все на модули. Полностью перешел на <text:span text:style-name="T4">TypeScript.</text:span> Вот такой поворот на <text:span text:style-name="T2">18</text:span>0 градусов. Тайп скрипт проверяет код, что позволяет отлавливать ошибки в процессе написания. Ну а чтобы он компилировался нужны модули. Иначе он не видит водящих объектов. Это все упорядочивает разработку. Например возможность в джаве скрипте вызвать поля объекта которых в нем нет просто катастрофа. Ну и тому подобное.</text:p>
      <text:p text:style-name="P1">Постарался учесть рекомендации гугл стиля. Для этого все переписал. Переписал объекты на классы. </text:p>
      <text:p text:style-name="P1">Я так и думал что не стоит использовать класс в случае с <text:span text:style-name="T6">setTimeout</text:span><text:span text:style-name="T7">.</text:span></text:p>
      <text:p text:style-name="P1">В итоге при вызове метода как колбэка мы теряем контекст. Так что класс и объект оказываются бесполезными. И вводят в заблуждение.</text:p>
      <text:p text:style-name="P1">Убрал передние подчеркивания из параметров методов.</text:p>
      <text:p text:style-name="P1"/>
      <text:p text:style-name="P1">Интерфейс обозначается _I(interface) в конце.</text:p>
      <text:p text:style-name="Standard">Например: interface Background_I</text:p>
      <text:p text:style-name="Standard"/>
      <text:p text:style-name="P1">Класс обозначается _C(class)</text:p>
      <text:p text:style-name="P1">Например: class TileForBackground_C</text:p>
      <text:p text:style-name="P1"/>
      <text:p text:style-name="P1">Главный объект в модуле обозначается _R(root-корень) </text:p>
      <text:p text:style-name="P1">Например: let ai_R = {</text:p>
      <text:p text:style-name="P1">Ключевой объект должен как то выделяться.</text:p>
      <text:p text:style-name="P1"/>
      <text:p text:style-name="P1">iniM() внутренняя инициализация модуля.</text:p>
      <text:p text:style-name="P1">Нужен для того чтобы инициализировать то что можно сразу.</text:p>
      <text:p text:style-name="P1"/>
      <text:p text:style-name="P1">startM() внешний старт инициализации модуля.</text:p>
      <text:p text:style-name="P1">Нужен для того чтобы инициализировать то что должно подождать данные других модулей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5S</meta:editing-duration>
    <meta:editing-cycles>14</meta:editing-cycles>
    <meta:generator>OpenOffice/4.1.15$Win32 OpenOffice.org_project/4115m2$Build-9813</meta:generator>
    <dc:date>2024-12-31T13:02:02.55</dc:date>
    <meta:document-statistic meta:table-count="0" meta:image-count="0" meta:object-count="0" meta:page-count="1" meta:paragraph-count="23" meta:word-count="235" meta:character-count="1660"/>
    <meta:user-defined meta:name="Info 1"/>
    <meta:user-defined meta:name="Info 2"/>
    <meta:user-defined meta:name="Info 3"/>
    <meta:user-defined meta:name="Info 4"/>
  </office:meta>
</office:document-meta>
</file>